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008a94" officeooo:paragraph-rsid="00008a94" style:font-size-asian="8.75pt" style:font-style-asian="italic" style:font-size-complex="10pt" style:font-style-complex="italic"/>
    </style:style>
    <style:style style:name="P2" style:family="paragraph" style:parent-style-name="Standard">
      <style:text-properties officeooo:rsid="00008a94" officeooo:paragraph-rsid="00008a94"/>
    </style:style>
    <style:style style:name="P3" style:family="paragraph" style:parent-style-name="Standard">
      <style:text-properties officeooo:rsid="00008a94" officeooo:paragraph-rsid="0002b7b5"/>
    </style:style>
    <style:style style:name="P4" style:family="paragraph" style:parent-style-name="Standard">
      <style:text-properties fo:font-weight="bold" officeooo:rsid="00008a94" officeooo:paragraph-rsid="00008a94" style:font-weight-asian="bold" style:font-weight-complex="bold"/>
    </style:style>
    <style:style style:name="P5" style:family="paragraph" style:parent-style-name="Standard">
      <style:text-properties fo:font-weight="bold" officeooo:rsid="0004f9e7" officeooo:paragraph-rsid="0004f9e7" style:font-weight-asian="bold" style:font-weight-complex="bold"/>
    </style:style>
    <style:style style:name="P6" style:family="paragraph" style:parent-style-name="Standard">
      <style:text-properties fo:font-weight="bold" officeooo:rsid="0004f9e7" officeooo:paragraph-rsid="0006bc80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05b83b" officeooo:paragraph-rsid="0005b83b" style:font-weight-asian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5b83b" officeooo:paragraph-rsid="0005b83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5b83b" officeooo:paragraph-rsid="0004f9e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bold" officeooo:rsid="0005b83b" officeooo:paragraph-rsid="0005b83b" style:font-style-asian="normal" style:font-weight-asian="bold" style:font-style-complex="normal" style:font-weight-complex="bold"/>
    </style:style>
    <style:style style:name="P11" style:family="paragraph" style:parent-style-name="Standard">
      <style:text-properties style:text-position="0% 100%" fo:font-style="normal" style:text-underline-style="none" fo:font-weight="normal" officeooo:rsid="0008652f" officeooo:paragraph-rsid="0005b83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text-position="0% 100%" fo:font-style="normal" style:text-underline-style="none" fo:font-weight="normal" officeooo:rsid="0008652f" officeooo:paragraph-rsid="0009798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text-underline-style="none" fo:font-weight="normal" officeooo:rsid="0005b83b" officeooo:paragraph-rsid="000d877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5b83b" officeooo:paragraph-rsid="000fb65c" style:font-weight-asian="normal" style:font-weight-complex="normal"/>
    </style:style>
    <style:style style:name="T1" style:family="text">
      <style:text-properties officeooo:rsid="0001c925"/>
    </style:style>
    <style:style style:name="T2" style:family="text">
      <style:text-properties officeooo:rsid="00038b9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8b9b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officeooo:rsid="0001c925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2b7b5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8652f" style:font-style-asian="normal" style:font-style-complex="normal"/>
    </style:style>
    <style:style style:name="T10" style:family="text">
      <style:text-properties fo:font-style="normal" style:text-underline-style="solid" style:text-underline-width="auto" style:text-underline-color="font-color" officeooo:rsid="0005b83b" style:font-style-asian="normal" style:font-style-complex="normal"/>
    </style:style>
    <style:style style:name="T11" style:family="text">
      <style:text-properties fo:font-style="normal" style:text-underline-style="none" officeooo:rsid="0005b83b" style:font-style-asian="normal" style:font-style-complex="normal"/>
    </style:style>
    <style:style style:name="T12" style:family="text">
      <style:text-properties fo:font-style="normal" style:text-underline-style="none" officeooo:rsid="0006bc80" style:font-style-asian="normal" style:font-style-complex="normal"/>
    </style:style>
    <style:style style:name="T13" style:family="text">
      <style:text-properties fo:font-style="normal" style:text-underline-style="none" fo:font-weight="normal" officeooo:rsid="0005b83b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text-position="super 58%" fo:font-style="normal" style:font-style-asian="normal" style:font-style-complex="normal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normal" officeooo:rsid="0008652f" style:font-style-asian="normal" style:font-style-complex="normal"/>
    </style:style>
    <style:style style:name="T18" style:family="text">
      <style:text-properties style:text-position="0% 100%" fo:font-style="normal" officeooo:rsid="000d877c" style:font-style-asian="normal" style:font-style-complex="normal"/>
    </style:style>
    <style:style style:name="T19" style:family="text">
      <style:text-properties style:text-position="0% 100%" fo:font-style="normal" officeooo:rsid="000f3bf6" style:font-style-asian="normal" style:font-style-complex="normal"/>
    </style:style>
    <style:style style:name="T20" style:family="text">
      <style:text-properties style:text-position="0% 100%" fo:font-style="normal" officeooo:rsid="000fb65c" style:font-style-asian="normal" style:font-style-complex="normal"/>
    </style:style>
    <style:style style:name="T21" style:family="text">
      <style:text-properties style:text-position="0% 100%" fo:font-style="normal" fo:font-weight="bold" officeooo:rsid="0008652f" style:font-style-asian="normal" style:font-weight-asian="bold" style:font-style-complex="normal" style:font-weight-complex="bold"/>
    </style:style>
    <style:style style:name="T22" style:family="text">
      <style:text-properties style:text-position="0% 100%" fo:font-style="normal" fo:font-weight="bold" officeooo:rsid="00097984" style:font-style-asian="normal" style:font-weight-asian="bold" style:font-style-complex="normal" style:font-weight-complex="bold"/>
    </style:style>
    <style:style style:name="T23" style:family="text">
      <style:text-properties style:text-position="0% 100%" fo:font-style="normal" fo:font-weight="bold" officeooo:rsid="000f3bf6" style:font-style-asian="normal" style:font-weight-asian="bold" style:font-style-complex="normal" style:font-weight-complex="bold"/>
    </style:style>
    <style:style style:name="T24" style:family="text">
      <style:text-properties style:text-position="0% 100%" fo:font-style="normal" fo:font-weight="bold" officeooo:rsid="000d877c" style:font-style-asian="normal" style:font-weight-asian="bold" style:font-style-complex="normal" style:font-weight-complex="bold"/>
    </style:style>
    <style:style style:name="T25" style:family="text">
      <style:text-properties style:text-position="0% 100%" fo:font-style="normal" fo:font-weight="bold" officeooo:rsid="000fb65c" style:font-style-asian="normal" style:font-weight-asian="bold" style:font-style-complex="normal" style:font-weight-complex="bold"/>
    </style:style>
    <style:style style:name="T26" style:family="text">
      <style:text-properties style:text-position="sub 58%" fo:font-style="normal" style:font-style-asian="normal" style:font-style-complex="normal"/>
    </style:style>
    <style:style style:name="T27" style:family="text">
      <style:text-properties style:text-position="sub 58%" fo:font-style="normal" officeooo:rsid="0008652f" style:font-style-asian="normal" style:font-style-complex="normal"/>
    </style:style>
    <style:style style:name="T28" style:family="text">
      <style:text-properties style:text-position="sub 58%" fo:font-style="normal" officeooo:rsid="000f3bf6" style:font-style-asian="normal" style:font-style-complex="normal"/>
    </style:style>
    <style:style style:name="T29" style:family="text">
      <style:text-properties style:text-position="sub 58%" fo:font-style="normal" officeooo:rsid="000fb65c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gina 142 <text:span text:style-name="T2">Caso practico</text:span>. </text:p>
      <text:p text:style-name="P2"/>
      <text:p text:style-name="P4">1º)</text:p>
      <text:p text:style-name="P2"><text:tab/><text:span text:style-name="T3">a)</text:span> Deberia comparar los costos de cada una de las opciones y elegir la mas barata que cumpla los requisitos, sobre todo en este caso que dicha funcion no está ligada a la produccion.</text:p>
      <text:p text:style-name="P2"/>
      <text:p text:style-name="P3"><text:tab/><text:span text:style-name="T3">b)</text:span> </text:p>
      <text:p text:style-name="P3"><text:span text:style-name="T1"><text:tab/></text:span><text:span text:style-name="T6">Ventajas: </text:span></text:p>
      <text:p text:style-name="P2"><text:tab/><text:span text:style-name="T1">Cambia el coste fijo de tener contratada a una persona por el coste variable de pedirle a una <text:tab/>empresa lo que necesite y con esto reduce costes de maquinaria e instalaciones, permitiendo <text:tab/>a la empresa centrarse en lo que es buena, la producción.</text:span></text:p>
      <text:p text:style-name="P2"><text:tab/><text:span text:style-name="T7">Inconvenientes:</text:span></text:p>
      <text:p text:style-name="P2"><text:tab/><text:span text:style-name="T2">Se depende de la empresa contratada, es decir, si ella falla se perjudicará a la empresa.</text:span></text:p>
      <text:p text:style-name="P2"><text:tab/><text:span text:style-name="T2">Riesgo de fuga de informacion clave de la empresa.</text:span></text:p>
      <text:p text:style-name="P2"/>
      <text:p text:style-name="P2"><text:span text:style-name="T4"><text:tab/>c)</text:span><text:span text:style-name="T2"> Ademas de la de gestoria, el area de marketing por ejemplo.</text:span></text:p>
      <text:p text:style-name="P2"/>
      <text:p text:style-name="P2"/>
      <text:p text:style-name="P5">4º)</text:p>
      <text:p text:style-name="P5"><text:tab/><text:span text:style-name="T10">Costes fijos:</text:span><text:span text:style-name="T13"><text:tab/><text:tab/><text:tab/></text:span><text:span text:style-name="T12">3000€</text:span></text:p>
      <text:p text:style-name="P8"><text:tab/>Alquiler<text:tab/><text:tab/><text:tab/>500€</text:p>
      <text:p text:style-name="P8"><text:tab/>Publicidad y promoción <text:tab/>250€</text:p>
      <text:p text:style-name="P8"><text:tab/>Nominas<text:tab/><text:tab/><text:tab/>1000€</text:p>
      <text:p text:style-name="P8"><text:tab/>Seguridad Social<text:tab/><text:tab/>300€</text:p>
      <text:p text:style-name="P8"><text:tab/>Cuota autónomos<text:tab/><text:tab/>250€</text:p>
      <text:p text:style-name="P8"><text:tab/>Gastos de luz<text:tab/><text:tab/><text:tab/>200€</text:p>
      <text:p text:style-name="P8"><text:tab/>Internet<text:tab/><text:tab/><text:tab/>50€</text:p>
      <text:p text:style-name="P8"><text:tab/>Gestoria<text:tab/><text:tab/><text:tab/>100€</text:p>
      <text:p text:style-name="P8"><text:tab/>Intereses préstamo<text:tab/><text:tab/>200€</text:p>
      <text:p text:style-name="P8"><text:tab/>Gasto movil<text:tab/><text:tab/><text:tab/>50€</text:p>
      <text:p text:style-name="P8"><text:tab/>Material de oficina<text:tab/><text:tab/>100€</text:p>
      <text:p text:style-name="P5"/>
      <text:p text:style-name="P6"><text:span text:style-name="T11"><text:tab/></text:span><text:span text:style-name="T10">Costes variables:</text:span><text:span text:style-name="T11"><text:tab/><text:tab/>7500€</text:span></text:p>
      <text:p text:style-name="P9"><text:tab/>Compra de 30 ordenadores a 250€/unidad.</text:p>
      <text:p text:style-name="P9"/>
      <text:p text:style-name="P9"><text:tab/></text:p>
      <text:p text:style-name="P10">5º)</text:p>
      <text:p text:style-name="P7"><text:span text:style-name="T8"><text:tab/></text:span><text:span text:style-name="T14">a) </text:span><text:span text:style-name="T9">Q</text:span><text:span text:style-name="T15">* </text:span><text:span text:style-name="T16">= CF / (P-Cv</text:span><text:span text:style-name="T26">u</text:span><text:span text:style-name="T16">) = 3000 / (400-250) = </text:span><text:span text:style-name="T17">20</text:span></text:p>
      <text:p text:style-name="P11"><text:tab/>Deberia vender como minimo 20 ordenadores para alcanzar el umbral de rentabilidad.</text:p>
      <text:p text:style-name="P13"><text:span text:style-name="T17"><text:tab/></text:span><text:span text:style-name="T21">b) </text:span><text:span text:style-name="T17">Bº = IT – CT = (P * Q) – (CF + CV</text:span><text:span text:style-name="T27">u</text:span><text:span text:style-name="T17"> * Q) = (400*30) – (300+250*30) = 12000 – 10500 = <text:tab/> <text:s text:c="3"/>1500€ obtendria de beneficio.</text:span></text:p>
      <text:p text:style-name="P13"><text:span text:style-name="T22"><text:tab/>c) </text:span><text:span text:style-name="T18">Le adjunto un excel en el cual esta el umbral de rentabilidad.</text:span></text:p>
      <text:p text:style-name="P13"><text:span text:style-name="T24"><text:tab/></text:span><text:span text:style-name="T23">d) </text:span><text:span text:style-name="T19">P</text:span><text:span text:style-name="T28">t</text:span><text:span text:style-name="T19"> = CT / Q = 10500 / 30 = 350€ Para que el umbral de rentabilidad sea de 30 ordenadores</text:span></text:p>
      <text:p text:style-name="P14"><text:span text:style-name="T19"><text:tab/></text:span><text:span text:style-name="T23">e) </text:span><text:span text:style-name="T20">PV = </text:span><text:span text:style-name="T19">P</text:span><text:span text:style-name="T28">t</text:span><text:span text:style-name="T19"> </text:span><text:span text:style-name="T20"><text:s/>* (100 * margen) / 100 = 350 * 1,6 = 560€ cada ordenador.</text:span></text:p>
      <text:p text:style-name="P13"><text:span text:style-name="T20"><text:tab/> <text:s text:c="3"/>Bº = IT - CT = (P * Q) – CT = (560 * 30) – 10500 = 16800 – 10500 = 6300€ de beneficio</text:span></text:p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style="italic" officeooo:rsid="00008a94" officeooo:paragraph-rsid="00008a94" style:font-size-asian="8.75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Barba García<text:tab/><text:tab/>EIE: Tema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7:52:17.370497451</meta:creation-date>
    <dc:date>2019-02-02T20:35:06.476457856</dc:date>
    <meta:editing-duration>PT1H38M2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298" meta:character-count="1618" meta:non-whitespace-character-count="1280"/>
  </office:meta>
</office:document-meta>
</file>